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000000" draw:marker-start-width="0.279cm" draw:marker-end-width="0.279cm" draw:fill="solid" draw:fill-color="#ffffff" draw:textarea-horizontal-align="justify" draw:textarea-vertical-align="middle" draw:auto-grow-height="false" fo:min-height="3.25cm" fo:min-width="5cm" fo:padding-top="0.151cm" fo:padding-bottom="0.151cm" fo:padding-left="0.276cm" fo:padding-right="0.276cm"/>
    </style:style>
    <style:style style:name="gr2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3" style:family="graphic" style:parent-style-name="standard">
      <style:graphic-properties svg:stroke-width="0.053cm" svg:stroke-color="#000000" draw:marker-start-width="0.279cm" draw:marker-end-width="0.279cm" draw:fill="solid" draw:fill-color="#ffffff" draw:textarea-horizontal-align="justify" draw:textarea-vertical-align="middle" draw:auto-grow-height="false" fo:min-height="3.26cm" fo:min-width="5cm" fo:padding-top="0.151cm" fo:padding-bottom="0.151cm" fo:padding-left="0.276cm" fo:padding-right="0.276cm"/>
    </style:style>
    <style:style style:name="gr4" style:family="graphic" style:parent-style-name="standard">
      <style:graphic-properties svg:stroke-width="0.053cm" svg:stroke-color="#000000" draw:marker-start-width="0.279cm" draw:marker-end-width="0.279cm" draw:fill="solid" draw:fill-color="#ffffff" draw:textarea-horizontal-align="justify" draw:textarea-vertical-align="middle" draw:auto-grow-height="false" fo:min-height="3.25cm" fo:min-width="5.5cm" fo:padding-top="0.151cm" fo:padding-bottom="0.151cm" fo:padding-left="0.276cm" fo:padding-right="0.276cm"/>
    </style:style>
    <style:style style:name="gr5" style:family="graphic" style:parent-style-name="standard">
      <style:graphic-properties svg:stroke-width="0.053cm" svg:stroke-color="#000000" draw:marker-start-width="0.279cm" draw:marker-end-width="0.279cm" draw:fill="solid" draw:fill-color="#ffffff" draw:textarea-horizontal-align="justify" draw:textarea-vertical-align="middle" draw:auto-grow-height="false" fo:min-height="3.27cm" fo:min-width="5cm" fo:padding-top="0.151cm" fo:padding-bottom="0.151cm" fo:padding-left="0.276cm" fo:padding-right="0.276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  <style:text-properties fo:font-size="14pt" style:font-size-asian="14pt" style:font-size-complex="14pt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5.5cm" svg:height="3.5cm" svg:x="8.601cm" svg:y="2.269cm">
          <text:p text:style-name="P1"><text:span text:style-name="T1">PirateListContainer</text:span></text:p>
          <text:p text:style-name="P1"><text:span text:style-name="T2">state: pirates list</text:span></text:p>
          <text:p text:style-name="P1"><text:span text:style-name="T2">props: none 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3" draw:layer="layout" draw:type="line" svg:x1="11.351cm" svg:y1="5.769cm" svg:x2="11.35cm" svg:y2="6.9cm" draw:start-shape="id1" draw:start-glue-point="6" draw:end-shape="id2" draw:end-glue-point="4" svg:d="M11351 5769l-1 1131" svg:viewBox="0 0 2 1132">
          <text:p/>
        </draw:connector>
        <draw:custom-shape draw:style-name="gr1" draw:text-style-name="P2" xml:id="id2" draw:id="id2" draw:layer="layout" svg:width="5.5cm" svg:height="3.5cm" svg:x="8.6cm" svg:y="6.9cm">
          <text:p text:style-name="P1"><text:span text:style-name="T1">PirateList</text:span></text:p>
          <text:p text:style-name="P1"><text:span text:style-name="T2">state: none</text:span></text:p>
          <text:p text:style-name="P1"><text:span text:style-name="T2">props: pirates list 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2" xml:id="id3" draw:id="id3" draw:layer="layout" svg:width="5.5cm" svg:height="3.51cm" svg:x="7.5cm" svg:y="13.99cm">
          <text:p text:style-name="P1"><text:span text:style-name="T1">Pirate</text:span></text:p>
          <text:p text:style-name="P1"><text:span text:style-name="T2">state: none</text:span></text:p>
          <text:p text:style-name="P1"><text:span text:style-name="T2">props: pirate object, </text:span></text:p>
          <text:p text:style-name="P1"><text:span text:style-name="T2">ship object 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3" draw:layer="layout" draw:type="line" svg:x1="11.35cm" svg:y1="10.4cm" svg:x2="10.25cm" svg:y2="13.99cm" draw:start-shape="id2" draw:start-glue-point="6" draw:end-shape="id3" draw:end-glue-point="4" svg:d="M11350 10400l-1100 3590" svg:viewBox="0 0 1101 3591">
          <text:p/>
        </draw:connector>
        <draw:custom-shape draw:style-name="gr1" draw:text-style-name="P2" xml:id="id8" draw:id="id8" draw:layer="layout" svg:width="5.5cm" svg:height="3.5cm" svg:x="2.3cm" svg:y="2.234cm">
          <text:p text:style-name="P1"><text:span text:style-name="T1">SinglePirateContainer</text:span></text:p>
          <text:p text:style-name="P1"><text:span text:style-name="T2">state: pirate object</text:span></text:p>
          <text:p text:style-name="P1"><text:span text:style-name="T2">props: none 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2" xml:id="id9" draw:id="id9" draw:layer="layout" svg:width="5.5cm" svg:height="3.51cm" svg:x="1.3cm" svg:y="14cm">
          <text:p text:style-name="P1"><text:span text:style-name="T1">PirateDetails</text:span></text:p>
          <text:p text:style-name="P1"><text:span text:style-name="T2">state: none</text:span></text:p>
          <text:p text:style-name="P1"><text:span text:style-name="T2">props: pirate object, </text:span></text:p>
          <text:p text:style-name="P1"><text:span text:style-name="T2">raids list, </text:span></text:p>
          <text:p text:style-name="P1"><text:span text:style-name="T2">handleDelete(), </text:span></text:p>
          <text:p text:style-name="P1"><text:span text:style-name="T2">handleEdit(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xml:id="id4" draw:id="id4" draw:layer="layout" svg:width="5.5cm" svg:height="3.5cm" svg:x="14.902cm" svg:y="2.3cm">
          <text:p text:style-name="P1"><text:span text:style-name="T1">PirateFormContainer</text:span></text:p>
          <text:p text:style-name="P1"><text:span text:style-name="T2">state: ships list, raids, list</text:span></text:p>
          <text:p text:style-name="P1"><text:span text:style-name="T2">props: none 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xml:id="id5" draw:id="id5" draw:layer="layout" svg:width="5.5cm" svg:height="3.5cm" svg:x="14.952cm" svg:y="6.862cm">
          <text:p text:style-name="P1"><text:span text:style-name="T1">PirateForm</text:span></text:p>
          <text:p text:style-name="P1"><text:span text:style-name="T2">state: none</text:span></text:p>
          <text:p text:style-name="P1"><text:span text:style-name="T2">props: ships list, <text:s/>raids list</text:span></text:p>
          <text:p text:style-name="P1"><text:span text:style-name="T2">handlePiratePost() 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3" draw:layer="layout" draw:type="line" svg:x1="17.652cm" svg:y1="5.8cm" svg:x2="17.702cm" svg:y2="6.862cm" draw:start-shape="id4" draw:start-glue-point="6" draw:end-shape="id5" draw:end-glue-point="4" svg:d="M17652 5800l50 1062" svg:viewBox="0 0 51 1063">
          <text:p/>
        </draw:connector>
        <draw:custom-shape draw:style-name="gr4" draw:text-style-name="P2" xml:id="id6" draw:id="id6" draw:layer="layout" svg:width="6cm" svg:height="3.5cm" svg:x="21.2cm" svg:y="2.3cm">
          <text:p text:style-name="P1"><text:span text:style-name="T1">PirateEditFormContainer</text:span></text:p>
          <text:p text:style-name="P1"><text:span text:style-name="T2">state: pirate object, ships list, </text:span></text:p>
          <text:p text:style-name="P1"><text:span text:style-name="T2">raids list, handlePirateEdit()</text:span></text:p>
          <text:p text:style-name="P1"><text:span text:style-name="T2">props: none 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2" xml:id="id7" draw:id="id7" draw:layer="layout" svg:width="5.5cm" svg:height="3.52cm" svg:x="21.5cm" svg:y="6.8cm">
          <text:p text:style-name="P1"><text:span text:style-name="T1">PirateEditForm</text:span></text:p>
          <text:p text:style-name="P1"><text:span text:style-name="T2">state: pirate form input data</text:span></text:p>
          <text:p text:style-name="P1"><text:span text:style-name="T2">props: <text:s/>pirate objec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3" draw:layer="layout" draw:type="line" svg:x1="24.2cm" svg:y1="5.8cm" svg:x2="24.25cm" svg:y2="6.8cm" draw:start-shape="id6" draw:start-glue-point="6" draw:end-shape="id7" draw:end-glue-point="4" svg:d="M24200 5800l50 1000" svg:viewBox="0 0 51 1001">
          <text:p/>
        </draw:connector>
        <draw:connector draw:style-name="gr2" draw:text-style-name="P3" draw:layer="layout" draw:type="line" svg:x1="5.05cm" svg:y1="5.734cm" svg:x2="4.05cm" svg:y2="14cm" draw:start-shape="id8" draw:start-glue-point="6" draw:end-shape="id9" draw:end-glue-point="4" svg:d="M5050 5734l-1000 8266" svg:viewBox="0 0 1001 8267">
          <text:p/>
        </draw:connector>
        <draw:connector draw:style-name="gr2" draw:text-style-name="P3" draw:layer="layout" draw:type="line" svg:x1="5.05cm" svg:y1="5.734cm" svg:x2="10.25cm" svg:y2="13.99cm" draw:start-shape="id8" draw:start-glue-point="6" draw:end-shape="id3" draw:end-glue-point="4" svg:d="M5050 5734l5200 8256" svg:viewBox="0 0 5201 8257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17T20:34:02.124077978</meta:creation-date>
    <dc:date>2019-04-17T21:19:00.384843962</dc:date>
    <meta:editing-duration>PT10M42S</meta:editing-duration>
    <meta:editing-cycles>2</meta:editing-cycles>
    <meta:generator>LibreOffice/6.1.4.2$MacOSX_X86_64 LibreOffice_project/9d0f32d1f0b509096fd65e0d4bec26ddd1938fd3</meta:generator>
    <meta:document-statistic meta:object-count="15"/>
  </office:meta>
</office:document-meta>
</file>